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officeooo:rsid="001f80f1" officeooo:paragraph-rsid="0033b98f"/>
    </style:style>
    <style:style style:name="P12" style:family="paragraph" style:parent-style-name="Standard">
      <style:text-properties officeooo:rsid="001f80f1" officeooo:paragraph-rsid="0037ead9"/>
    </style:style>
    <style:style style:name="P13" style:family="paragraph" style:parent-style-name="Standard">
      <style:text-properties officeooo:rsid="001f80f1" officeooo:paragraph-rsid="00397c8b"/>
    </style:style>
    <style:style style:name="P14" style:family="paragraph" style:parent-style-name="Standard">
      <style:text-properties officeooo:rsid="001f80f1" officeooo:paragraph-rsid="003cc6d6"/>
    </style:style>
    <style:style style:name="P15" style:family="paragraph" style:parent-style-name="Standard">
      <style:text-properties officeooo:rsid="001f80f1" officeooo:paragraph-rsid="0041550a"/>
    </style:style>
    <style:style style:name="P16" style:family="paragraph" style:parent-style-name="Standard">
      <style:text-properties officeooo:rsid="001f80f1" officeooo:paragraph-rsid="00428e78"/>
    </style:style>
    <style:style style:name="P17" style:family="paragraph" style:parent-style-name="Standard">
      <style:text-properties officeooo:rsid="001f80f1" officeooo:paragraph-rsid="004d8496"/>
    </style:style>
    <style:style style:name="P18" style:family="paragraph" style:parent-style-name="Standard">
      <style:text-properties officeooo:rsid="001f80f1" officeooo:paragraph-rsid="005eaa16"/>
    </style:style>
    <style:style style:name="P19" style:family="paragraph" style:parent-style-name="Standard">
      <style:text-properties officeooo:rsid="001f80f1" officeooo:paragraph-rsid="0060423b"/>
    </style:style>
    <style:style style:name="P20" style:family="paragraph" style:parent-style-name="Standard">
      <style:text-properties officeooo:rsid="001f80f1" officeooo:paragraph-rsid="0061a458"/>
    </style:style>
    <style:style style:name="P21" style:family="paragraph" style:parent-style-name="Standard">
      <style:text-properties officeooo:rsid="001f80f1" officeooo:paragraph-rsid="00626c36"/>
    </style:style>
    <style:style style:name="P22" style:family="paragraph" style:parent-style-name="Standard">
      <style:text-properties officeooo:rsid="001f80f1" officeooo:paragraph-rsid="0071e9d0"/>
    </style:style>
    <style:style style:name="P23" style:family="paragraph" style:parent-style-name="Standard">
      <style:text-properties officeooo:rsid="001f80f1" officeooo:paragraph-rsid="008295e6"/>
    </style:style>
    <style:style style:name="P24" style:family="paragraph" style:parent-style-name="Standard">
      <style:text-properties fo:font-style="italic" officeooo:rsid="0022eabf" officeooo:paragraph-rsid="0022eabf" style:font-style-asian="italic" style:font-style-complex="italic"/>
    </style:style>
    <style:style style:name="P25" style:family="paragraph" style:parent-style-name="Standard">
      <style:text-properties fo:font-style="italic" officeooo:rsid="0022eabf" officeooo:paragraph-rsid="00397c8b" style:font-style-asian="italic" style:font-style-complex="italic"/>
    </style:style>
    <style:style style:name="P26" style:family="paragraph" style:parent-style-name="Standard">
      <style:text-properties fo:font-style="italic" officeooo:rsid="002494b7" officeooo:paragraph-rsid="002494b7" style:font-style-asian="italic" style:font-style-complex="italic"/>
    </style:style>
    <style:style style:name="P27" style:family="paragraph" style:parent-style-name="Standard">
      <style:text-properties fo:font-style="italic" officeooo:rsid="00266c53" officeooo:paragraph-rsid="00266c53" style:font-style-asian="italic" style:font-style-complex="italic"/>
    </style:style>
    <style:style style:name="P28" style:family="paragraph" style:parent-style-name="Standard">
      <style:text-properties fo:font-style="italic" officeooo:rsid="00277278" officeooo:paragraph-rsid="00277278" style:font-style-asian="italic" style:font-style-complex="italic"/>
    </style:style>
    <style:style style:name="P29" style:family="paragraph" style:parent-style-name="Standard">
      <style:paragraph-properties fo:line-height="150%"/>
      <style:text-properties fo:font-style="italic" officeooo:rsid="00277278" officeooo:paragraph-rsid="00277278" style:font-style-asian="italic" style:font-style-complex="italic"/>
    </style:style>
    <style:style style:name="P30" style:family="paragraph" style:parent-style-name="Standard">
      <style:text-properties fo:font-style="italic" officeooo:rsid="002651ba" officeooo:paragraph-rsid="002651ba" style:font-style-asian="italic" style:font-style-complex="italic"/>
    </style:style>
    <style:style style:name="P31" style:family="paragraph" style:parent-style-name="Standard">
      <style:text-properties fo:font-style="italic" officeooo:rsid="0047d3cd" officeooo:paragraph-rsid="0047d3cd" style:font-style-asian="italic" style:font-style-complex="italic"/>
    </style:style>
    <style:style style:name="P32" style:family="paragraph" style:parent-style-name="Standard">
      <style:text-properties fo:font-style="italic" officeooo:rsid="003e237b" officeooo:paragraph-rsid="0041550a" style:font-style-asian="italic" style:font-style-complex="italic"/>
    </style:style>
    <style:style style:name="P33" style:family="paragraph" style:parent-style-name="Standard">
      <style:text-properties fo:font-style="italic" officeooo:rsid="0041550a" officeooo:paragraph-rsid="0041550a" style:font-style-asian="italic" style:font-style-complex="italic"/>
    </style:style>
    <style:style style:name="P34" style:family="paragraph" style:parent-style-name="Standard">
      <style:paragraph-properties fo:line-height="150%"/>
      <style:text-properties fo:font-style="italic" officeooo:rsid="0041550a" officeooo:paragraph-rsid="0041550a" style:font-style-asian="italic" style:font-style-complex="italic"/>
    </style:style>
    <style:style style:name="P35" style:family="paragraph" style:parent-style-name="Standard">
      <style:text-properties fo:font-style="italic" officeooo:rsid="001f80f1" officeooo:paragraph-rsid="0071e9d0" style:font-style-asian="italic" style:font-style-complex="italic"/>
    </style:style>
    <style:style style:name="P36"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37"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38" style:family="paragraph" style:parent-style-name="Standard">
      <style:text-properties fo:font-style="italic" fo:font-weight="normal" officeooo:rsid="002b9579" officeooo:paragraph-rsid="00326891" fo:background-color="transparent" style:font-style-asian="italic" style:font-weight-asian="normal" style:font-style-complex="italic" style:font-weight-complex="normal"/>
    </style:style>
    <style:style style:name="P39" style:family="paragraph" style:parent-style-name="Standard">
      <style:text-properties fo:font-style="italic" fo:font-weight="normal" officeooo:rsid="0030a8cc" officeooo:paragraph-rsid="0030a8cc" fo:background-color="transparent" style:font-style-asian="italic" style:font-weight-asian="normal" style:font-style-complex="italic" style:font-weight-complex="normal"/>
    </style:style>
    <style:style style:name="P40" style:family="paragraph" style:parent-style-name="Standard">
      <style:paragraph-properties fo:line-height="150%"/>
      <style:text-properties fo:font-style="italic" fo:font-weight="bold" officeooo:rsid="0041550a" officeooo:paragraph-rsid="0041550a" style:font-style-asian="italic" style:font-weight-asian="bold" style:font-style-complex="italic" style:font-weight-complex="bold"/>
    </style:style>
    <style:style style:name="P41" style:family="paragraph" style:parent-style-name="Standard">
      <style:text-properties officeooo:rsid="002651ba" officeooo:paragraph-rsid="002651ba"/>
    </style:style>
    <style:style style:name="P42" style:family="paragraph" style:parent-style-name="Standard">
      <style:text-properties officeooo:rsid="00277278" officeooo:paragraph-rsid="00277278" fo:background-color="#ffff00"/>
    </style:style>
    <style:style style:name="P43" style:family="paragraph" style:parent-style-name="Standard">
      <style:text-properties fo:font-weight="bold" officeooo:rsid="0029e076" officeooo:paragraph-rsid="0029e076" fo:background-color="transparent" style:font-weight-asian="bold" style:font-weight-complex="bold"/>
    </style:style>
    <style:style style:name="P44" style:family="paragraph" style:parent-style-name="Standard">
      <style:text-properties fo:font-weight="normal" officeooo:rsid="0029e076" officeooo:paragraph-rsid="0029e076" fo:background-color="transparent" style:font-weight-asian="normal" style:font-weight-complex="normal"/>
    </style:style>
    <style:style style:name="P45" style:family="paragraph" style:parent-style-name="Standard">
      <style:text-properties fo:font-weight="normal" officeooo:rsid="0029e076" officeooo:paragraph-rsid="002b9579" fo:background-color="transparent" style:font-weight-asian="normal" style:font-weight-complex="normal"/>
    </style:style>
    <style:style style:name="P46" style:family="paragraph" style:parent-style-name="Standard">
      <style:text-properties fo:font-weight="normal" officeooo:rsid="0029e076" officeooo:paragraph-rsid="002ee2c1" fo:background-color="transparent" style:font-weight-asian="normal" style:font-weight-complex="normal"/>
    </style:style>
    <style:style style:name="P47" style:family="paragraph" style:parent-style-name="Standard">
      <style:text-properties fo:color="#c9211e" loext:opacity="100%" fo:font-weight="bold" officeooo:rsid="001f80f1" officeooo:paragraph-rsid="0020c23d" style:font-weight-asian="bold" style:font-weight-complex="bold"/>
    </style:style>
    <style:style style:name="P48" style:family="paragraph" style:parent-style-name="Standard">
      <style:text-properties officeooo:rsid="0033b98f" officeooo:paragraph-rsid="0033b98f"/>
    </style:style>
    <style:style style:name="P49" style:family="paragraph" style:parent-style-name="Standard">
      <style:text-properties style:use-window-font-color="true" loext:opacity="0%" fo:font-style="italic" fo:font-weight="normal" officeooo:rsid="0071e9d0" officeooo:paragraph-rsid="0071e9d0" style:font-style-asian="italic" style:font-weight-asian="normal" style:font-style-complex="italic" style:font-weight-complex="normal"/>
    </style:style>
    <style:style style:name="P50" style:family="paragraph" style:parent-style-name="Standard">
      <style:text-properties style:use-window-font-color="true" loext:opacity="0%" officeooo:rsid="001f80f1" officeooo:paragraph-rsid="004d8496"/>
    </style:style>
    <style:style style:name="P51" style:family="paragraph" style:parent-style-name="Standard">
      <style:text-properties style:use-window-font-color="true" loext:opacity="0%" officeooo:rsid="001f80f1" officeooo:paragraph-rsid="0057d34e"/>
    </style:style>
    <style:style style:name="P52" style:family="paragraph" style:parent-style-name="Standard">
      <style:text-properties officeooo:rsid="0041550a" officeooo:paragraph-rsid="003cc6d6"/>
    </style:style>
    <style:style style:name="P53" style:family="paragraph" style:parent-style-name="Standard">
      <style:paragraph-properties fo:line-height="150%"/>
      <style:text-properties officeooo:rsid="0041550a" officeooo:paragraph-rsid="0041550a"/>
    </style:style>
    <style:style style:name="P54" style:family="paragraph" style:parent-style-name="Standard">
      <style:text-properties officeooo:rsid="0047d3cd" officeooo:paragraph-rsid="0047d3cd"/>
    </style:style>
    <style:style style:name="P55" style:family="paragraph" style:parent-style-name="Standard">
      <style:text-properties officeooo:rsid="004e8356" officeooo:paragraph-rsid="004e8356"/>
    </style:style>
    <style:style style:name="P56" style:family="paragraph" style:parent-style-name="Standard">
      <style:text-properties officeooo:rsid="0073c10a" officeooo:paragraph-rsid="0073c10a"/>
    </style:style>
    <style:style style:name="P57" style:family="paragraph" style:parent-style-name="Standard">
      <style:text-properties fo:color="#bf0041" loext:opacity="100%" officeooo:rsid="001f80f1" officeooo:paragraph-rsid="0037ead9"/>
    </style:style>
    <style:style style:name="P58" style:family="paragraph" style:parent-style-name="Standard">
      <style:text-properties fo:color="#bf0041" loext:opacity="100%" officeooo:rsid="001f80f1" officeooo:paragraph-rsid="008eace9"/>
    </style:style>
    <style:style style:name="P59" style:family="paragraph" style:parent-style-name="Standard">
      <style:text-properties officeooo:rsid="0022eabf" officeooo:paragraph-rsid="0022eabf"/>
    </style:style>
    <style:style style:name="P60" style:family="paragraph" style:parent-style-name="Standard">
      <style:text-properties style:use-window-font-color="true" loext:opacity="0%" officeooo:rsid="001f80f1" officeooo:paragraph-rsid="0022eabf" fo:background-color="transparent"/>
    </style:style>
    <style:style style:name="P61" style:family="paragraph" style:parent-style-name="Standard">
      <style:text-properties officeooo:rsid="001f80f1" officeooo:paragraph-rsid="00913c63"/>
    </style:style>
    <style:style style:name="P62" style:family="paragraph" style:parent-style-name="Standard">
      <style:text-properties officeooo:rsid="001f80f1" officeooo:paragraph-rsid="00922fd2"/>
    </style:style>
    <style:style style:name="P63" style:family="paragraph" style:parent-style-name="Standard">
      <style:text-properties officeooo:rsid="001f80f1" officeooo:paragraph-rsid="0022eabf"/>
    </style:style>
    <style:style style:name="P64" style:family="paragraph" style:parent-style-name="Standard">
      <style:text-properties officeooo:rsid="001f80f1" officeooo:paragraph-rsid="0097ebda"/>
    </style:style>
    <style:style style:name="P65" style:family="paragraph" style:parent-style-name="Standard">
      <style:text-properties fo:font-style="italic" officeooo:rsid="00277278" officeooo:paragraph-rsid="00277278" style:font-style-asian="italic" style:font-style-complex="italic"/>
    </style:style>
    <style:style style:name="P66" style:family="paragraph" style:parent-style-name="Standard">
      <style:text-properties fo:font-style="italic" officeooo:rsid="009be137" officeooo:paragraph-rsid="009be137" style:font-style-asian="italic" style:font-style-complex="italic"/>
    </style:style>
    <style:style style:name="P67" style:family="paragraph" style:parent-style-name="Standard">
      <style:text-properties fo:font-style="italic" officeooo:rsid="001f80f1" officeooo:paragraph-rsid="00913c63" fo:background-color="transparent" style:font-style-asian="italic" style:font-style-complex="italic"/>
    </style:style>
    <style:style style:name="P68" style:family="paragraph" style:parent-style-name="Standard">
      <style:text-properties officeooo:rsid="001f80f1" officeooo:paragraph-rsid="00922fd2" fo:background-color="#ffff00"/>
    </style:style>
    <style:style style:name="P69" style:family="paragraph" style:parent-style-name="Standard">
      <style:text-properties officeooo:rsid="00923cfd" officeooo:paragraph-rsid="00922fd2" fo:background-color="#ffff00"/>
    </style:style>
    <style:style style:name="P70" style:family="paragraph" style:parent-style-name="Standard">
      <style:text-properties officeooo:rsid="00277278" officeooo:paragraph-rsid="00277278" fo:background-color="#ffff00"/>
    </style:style>
    <style:style style:name="P71" style:family="paragraph" style:parent-style-name="Standard">
      <style:text-properties officeooo:rsid="001f80f1" officeooo:paragraph-rsid="00922fd2" fo:background-color="transparent"/>
    </style:style>
    <style:style style:name="P72" style:family="paragraph" style:parent-style-name="Standard">
      <style:text-properties officeooo:rsid="0094b2e1" officeooo:paragraph-rsid="0094b2e1" fo:background-color="transparent"/>
    </style:style>
    <style:style style:name="P73" style:family="paragraph" style:parent-style-name="Standard">
      <style:text-properties fo:font-weight="normal" officeooo:rsid="0029e076" officeooo:paragraph-rsid="00960b6f" fo:background-color="transparent" style:font-weight-asian="normal" style:font-weight-complex="normal"/>
    </style:style>
    <style:style style:name="P74" style:family="paragraph" style:parent-style-name="Standard">
      <style:text-properties fo:font-weight="normal" officeooo:rsid="0029e076" officeooo:paragraph-rsid="0097ebda" fo:background-color="transparent" style:font-weight-asian="normal" style:font-weight-complex="normal"/>
    </style:style>
    <style:style style:name="P75" style:family="paragraph" style:parent-style-name="Standard">
      <style:text-properties officeooo:rsid="0097ebda" officeooo:paragraph-rsid="0097ebda"/>
    </style:style>
    <style:style style:name="P76" style:family="paragraph" style:parent-style-name="Standard">
      <style:text-properties fo:color="#ff0000" loext:opacity="100%" officeooo:rsid="001f80f1" officeooo:paragraph-rsid="0097ebda"/>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7076a" style:font-style-asian="italic" style:font-style-complex="italic"/>
    </style:style>
    <style:style style:name="T10" style:family="text">
      <style:text-properties fo:font-style="italic" officeooo:rsid="00367cdc" style:font-style-asian="italic" style:font-style-complex="italic"/>
    </style:style>
    <style:style style:name="T11" style:family="text">
      <style:text-properties fo:font-style="italic" officeooo:rsid="003706f0" style:font-style-asian="italic" style:font-style-complex="italic"/>
    </style:style>
    <style:style style:name="T12" style:family="text">
      <style:text-properties fo:font-style="italic" officeooo:rsid="00389ecb" style:font-style-asian="italic" style:font-style-complex="italic"/>
    </style:style>
    <style:style style:name="T13" style:family="text">
      <style:text-properties fo:font-style="italic" officeooo:rsid="00397c8b" style:font-style-asian="italic" style:font-style-complex="italic"/>
    </style:style>
    <style:style style:name="T14" style:family="text">
      <style:text-properties fo:font-style="italic" officeooo:rsid="003e237b" style:font-style-asian="italic" style:font-style-complex="italic"/>
    </style:style>
    <style:style style:name="T15" style:family="text">
      <style:text-properties fo:font-style="italic" officeooo:rsid="003fbf39" style:font-style-asian="italic" style:font-style-complex="italic"/>
    </style:style>
    <style:style style:name="T16" style:family="text">
      <style:text-properties fo:font-style="italic" officeooo:rsid="00404e6c" style:font-style-asian="italic" style:font-style-complex="italic"/>
    </style:style>
    <style:style style:name="T17" style:family="text">
      <style:text-properties fo:font-style="italic" officeooo:rsid="00428e78" style:font-style-asian="italic" style:font-style-complex="italic"/>
    </style:style>
    <style:style style:name="T18" style:family="text">
      <style:text-properties fo:font-style="italic" officeooo:rsid="0042fc20" style:font-style-asian="italic" style:font-style-complex="italic"/>
    </style:style>
    <style:style style:name="T19" style:family="text">
      <style:text-properties fo:font-style="italic" officeooo:rsid="0044e121" style:font-style-asian="italic" style:font-style-complex="italic"/>
    </style:style>
    <style:style style:name="T20" style:family="text">
      <style:text-properties fo:font-style="italic" officeooo:rsid="00460720" style:font-style-asian="italic" style:font-style-complex="italic"/>
    </style:style>
    <style:style style:name="T21" style:family="text">
      <style:text-properties fo:font-style="italic" officeooo:rsid="00560b3b" style:font-style-asian="italic" style:font-style-complex="italic"/>
    </style:style>
    <style:style style:name="T22" style:family="text">
      <style:text-properties fo:font-style="italic" officeooo:rsid="004e8356" style:font-style-asian="italic" style:font-style-complex="italic"/>
    </style:style>
    <style:style style:name="T23" style:family="text">
      <style:text-properties fo:font-style="italic" officeooo:rsid="005eaa16" style:font-style-asian="italic" style:font-style-complex="italic"/>
    </style:style>
    <style:style style:name="T24" style:family="text">
      <style:text-properties fo:font-style="italic" officeooo:rsid="00843cf4" style:font-style-asian="italic" style:font-style-complex="italic"/>
    </style:style>
    <style:style style:name="T25" style:family="text">
      <style:text-properties fo:font-style="italic" officeooo:rsid="008455ce" style:font-style-asian="italic" style:font-style-complex="italic"/>
    </style:style>
    <style:style style:name="T26" style:family="text">
      <style:text-properties fo:font-style="italic" officeooo:rsid="00862cdc" style:font-style-asian="italic" style:font-style-complex="italic"/>
    </style:style>
    <style:style style:name="T27" style:family="text">
      <style:text-properties fo:font-style="italic" officeooo:rsid="00878dfb" style:font-style-asian="italic" style:font-style-complex="italic"/>
    </style:style>
    <style:style style:name="T28" style:family="text">
      <style:text-properties fo:font-style="italic" officeooo:rsid="008b27e8" style:font-style-asian="italic" style:font-style-complex="italic"/>
    </style:style>
    <style:style style:name="T29" style:family="text">
      <style:text-properties fo:font-style="italic" officeooo:rsid="00913c63" style:font-style-asian="italic" style:font-style-complex="italic"/>
    </style:style>
    <style:style style:name="T30" style:family="text">
      <style:text-properties fo:font-style="italic" officeooo:rsid="00922fd2" style:font-style-asian="italic" style:font-style-complex="italic"/>
    </style:style>
    <style:style style:name="T31" style:family="text">
      <style:text-properties fo:font-style="italic" officeooo:rsid="00923cfd" style:font-style-asian="italic" style:font-style-complex="italic"/>
    </style:style>
    <style:style style:name="T32" style:family="text">
      <style:text-properties fo:font-style="italic" officeooo:rsid="0094b2e1" style:font-style-asian="italic" style:font-style-complex="italic"/>
    </style:style>
    <style:style style:name="T33" style:family="text">
      <style:text-properties fo:font-style="italic" officeooo:rsid="00960b6f" style:font-style-asian="italic" style:font-style-complex="italic"/>
    </style:style>
    <style:style style:name="T34" style:family="text">
      <style:text-properties fo:font-style="italic" officeooo:rsid="009778f2"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20c23d"/>
    </style:style>
    <style:style style:name="T37" style:family="text">
      <style:text-properties fo:color="#c9211e" loext:opacity="100%"/>
    </style:style>
    <style:style style:name="T38" style:family="text">
      <style:text-properties officeooo:rsid="0022eabf"/>
    </style:style>
    <style:style style:name="T39" style:family="text">
      <style:text-properties fo:font-style="normal" officeooo:rsid="0022eabf" style:font-style-asian="normal" style:font-style-complex="normal"/>
    </style:style>
    <style:style style:name="T40" style:family="text">
      <style:text-properties fo:font-style="normal" officeooo:rsid="003e237b" style:font-style-asian="normal" style:font-style-complex="normal"/>
    </style:style>
    <style:style style:name="T41" style:family="text">
      <style:text-properties officeooo:rsid="002494b7"/>
    </style:style>
    <style:style style:name="T42" style:family="text">
      <style:text-properties officeooo:rsid="00266c53"/>
    </style:style>
    <style:style style:name="T43" style:family="text">
      <style:text-properties style:use-window-font-color="true" loext:opacity="0%"/>
    </style:style>
    <style:style style:name="T44" style:family="text">
      <style:text-properties style:use-window-font-color="true" loext:opacity="0%" fo:font-style="italic" style:font-style-asian="italic" style:font-style-complex="italic"/>
    </style:style>
    <style:style style:name="T45" style:family="text">
      <style:text-properties style:use-window-font-color="true" loext:opacity="0%" fo:font-style="italic" officeooo:rsid="004e8356" style:font-style-asian="italic" style:font-style-complex="italic"/>
    </style:style>
    <style:style style:name="T46" style:family="text">
      <style:text-properties style:use-window-font-color="true" loext:opacity="0%" fo:font-style="italic" officeooo:rsid="005eaa16" style:font-style-asian="italic" style:font-style-complex="italic"/>
    </style:style>
    <style:style style:name="T47" style:family="text">
      <style:text-properties style:use-window-font-color="true" loext:opacity="0%" fo:font-style="italic" officeooo:rsid="00560b3b" style:font-style-asian="italic" style:font-style-complex="italic"/>
    </style:style>
    <style:style style:name="T48" style:family="text">
      <style:text-properties style:use-window-font-color="true" loext:opacity="0%" fo:font-style="italic" officeooo:rsid="006449e1" style:font-style-asian="italic" style:font-style-complex="italic"/>
    </style:style>
    <style:style style:name="T49" style:family="text">
      <style:text-properties style:use-window-font-color="true" loext:opacity="0%" fo:font-style="italic" officeooo:rsid="00389ecb" style:font-style-asian="italic" style:font-style-complex="italic"/>
    </style:style>
    <style:style style:name="T50" style:family="text">
      <style:text-properties style:use-window-font-color="true" loext:opacity="0%" fo:font-style="italic" fo:font-weight="normal" style:font-style-asian="italic" style:font-weight-asian="normal" style:font-style-complex="italic" style:font-weight-complex="normal"/>
    </style:style>
    <style:style style:name="T51" style:family="text">
      <style:text-properties style:use-window-font-color="true" loext:opacity="0%" fo:font-style="italic" fo:font-weight="normal" officeooo:rsid="00745514" style:font-style-asian="italic" style:font-weight-asian="normal" style:font-style-complex="italic" style:font-weight-complex="normal"/>
    </style:style>
    <style:style style:name="T52" style:family="text">
      <style:text-properties style:use-window-font-color="true" loext:opacity="0%" fo:font-style="italic" fo:font-weight="normal" officeooo:rsid="007aa723" style:font-style-asian="italic" style:font-weight-asian="normal" style:font-style-complex="italic" style:font-weight-complex="normal"/>
    </style:style>
    <style:style style:name="T53" style:family="text">
      <style:text-properties style:use-window-font-color="true" loext:opacity="0%" officeooo:rsid="001f80f1"/>
    </style:style>
    <style:style style:name="T54" style:family="text">
      <style:text-properties style:use-window-font-color="true" loext:opacity="0%" fo:font-weight="normal" style:font-weight-asian="normal" style:font-weight-complex="normal"/>
    </style:style>
    <style:style style:name="T55" style:family="text">
      <style:text-properties style:use-window-font-color="true" loext:opacity="0%" fo:font-weight="normal" officeooo:rsid="00367cdc" style:font-weight-asian="normal" style:font-weight-complex="normal"/>
    </style:style>
    <style:style style:name="T56" style:family="text">
      <style:text-properties style:use-window-font-color="true" loext:opacity="0%" fo:font-weight="normal" officeooo:rsid="0020c23d" style:font-weight-asian="normal" style:font-weight-complex="normal"/>
    </style:style>
    <style:style style:name="T57" style:family="text">
      <style:text-properties style:use-window-font-color="true" loext:opacity="0%" fo:font-weight="normal" officeooo:rsid="006d6bf5" style:font-weight-asian="normal" style:font-weight-complex="normal"/>
    </style:style>
    <style:style style:name="T58" style:family="text">
      <style:text-properties style:use-window-font-color="true" loext:opacity="0%" fo:font-weight="normal" officeooo:rsid="007013d6" style:font-weight-asian="normal" style:font-weight-complex="normal"/>
    </style:style>
    <style:style style:name="T59" style:family="text">
      <style:text-properties style:use-window-font-color="true" loext:opacity="0%" fo:font-weight="normal" officeooo:rsid="0071e9d0" style:font-weight-asian="normal" style:font-weight-complex="normal"/>
    </style:style>
    <style:style style:name="T60" style:family="text">
      <style:text-properties style:use-window-font-color="true" loext:opacity="0%" fo:font-weight="normal" officeooo:rsid="00757078" style:font-weight-asian="normal" style:font-weight-complex="normal"/>
    </style:style>
    <style:style style:name="T61" style:family="text">
      <style:text-properties style:use-window-font-color="true" loext:opacity="0%" fo:font-weight="normal" officeooo:rsid="0078d2ce" style:font-weight-asian="normal" style:font-weight-complex="normal"/>
    </style:style>
    <style:style style:name="T62" style:family="text">
      <style:text-properties style:use-window-font-color="true" loext:opacity="0%" fo:background-color="transparent" loext:char-shading-value="0"/>
    </style:style>
    <style:style style:name="T63" style:family="text">
      <style:text-properties style:use-window-font-color="true" loext:opacity="0%" officeooo:rsid="0097ebda"/>
    </style:style>
    <style:style style:name="T64" style:family="text">
      <style:text-properties officeooo:rsid="003706f0"/>
    </style:style>
    <style:style style:name="T65" style:family="text">
      <style:text-properties officeooo:rsid="003fbf39"/>
    </style:style>
    <style:style style:name="T66" style:family="text">
      <style:text-properties officeooo:rsid="00428e78"/>
    </style:style>
    <style:style style:name="T67" style:family="text">
      <style:text-properties officeooo:rsid="0042fc20"/>
    </style:style>
    <style:style style:name="T68" style:family="text">
      <style:text-properties officeooo:rsid="0044e121"/>
    </style:style>
    <style:style style:name="T69" style:family="text">
      <style:text-properties officeooo:rsid="00460720"/>
    </style:style>
    <style:style style:name="T70" style:family="text">
      <style:text-properties officeooo:rsid="0047b7b4"/>
    </style:style>
    <style:style style:name="T71" style:family="text">
      <style:text-properties officeooo:rsid="00595aef"/>
    </style:style>
    <style:style style:name="T72" style:family="text">
      <style:text-properties officeooo:rsid="005cf3ac"/>
    </style:style>
    <style:style style:name="T73" style:family="text">
      <style:text-properties officeooo:rsid="0067a825"/>
    </style:style>
    <style:style style:name="T74" style:family="text">
      <style:text-properties officeooo:rsid="0068b513"/>
    </style:style>
    <style:style style:name="T75" style:family="text">
      <style:text-properties fo:font-weight="normal" style:font-weight-asian="normal" style:font-weight-complex="normal"/>
    </style:style>
    <style:style style:name="T76" style:family="text">
      <style:text-properties fo:color="#bf0041" loext:opacity="100%"/>
    </style:style>
    <style:style style:name="T77" style:family="text">
      <style:text-properties fo:color="#bf0041" loext:opacity="100%" officeooo:rsid="0037ead9"/>
    </style:style>
    <style:style style:name="T78" style:family="text">
      <style:text-properties officeooo:rsid="00913c63"/>
    </style:style>
    <style:style style:name="T79" style:family="text">
      <style:text-properties officeooo:rsid="00923cfd"/>
    </style:style>
    <style:style style:name="T80" style:family="text">
      <style:text-properties officeooo:rsid="0097ebda"/>
    </style:style>
    <style:style style:name="T81" style:family="text">
      <style:text-properties officeooo:rsid="009cf8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2">Reviewer #1: REVIEW_NOTES_FOR_APPS-D-25-000<text:line-break/><text:line-break/>PAGE 02:<text:line-break/>LINE 36: after " need operator like 'demonstrates' 'shows' 'details'… "how to export…"</text:p>
      <text:p text:style-name="P2"/>
      <text:p text:style-name="P3"><text:span text:style-name="T10">Response: </text:span><text:span text:style-name="T3">Thank you, ‘demonstrates’ selected</text:span><text:line-break/><text:span text:style-name="T75"><text:line-break/></text:span><text:span text:style-name="T54">Page 04:<text:line-break/>Line 47: Is it possible to modify to us non-US gov't sources for jurisdictional info?</text:span></text:p>
      <text:p text:style-name="P47"/>
      <text:p text:style-name="P35"><text:span text:style-name="T55">Response: This is a very timely concern. </text:span><text:span text:style-name="T56"><text:s/></text:span><text:span text:style-name="T57">After searching it seems that </text:span><text:span text:style-name="T60">open source </text:span><text:span text:style-name="T57">data on lower level administrative sources (such as national, state, and counties) are available at similar levels of quality as are provided by the US federal government (largely because they are </text:span><text:span text:style-name="T61">nearly exclusively</text:span><text:span text:style-name="T57"> derived from them). <text:s text:c="2"/></text:span><text:span text:style-name="T58">However, more finely resolved </text:span><text:span text:style-name="T59">administrative units with borders, such as cites, towns, townships, and Township Range and Sections are more difficult to find. </text:span></text:p>
      <text:p text:style-name="P49"/>
      <text:p text:style-name="P56"><text:span text:style-name="T51">However, r</text:span><text:span text:style-name="T50">ather than </text:span><text:span text:style-name="T51">mentioning this in the manuscript directly, I think it may be more appropriate to detail these alternatives on the GitHub pages for package. </text:span><text:span text:style-name="T52">Basically, I don’t want to totally preempt this problem. </text:span><text:span text:style-name="T51"><text:s/></text:span><text:a xlink:type="simple" xlink:href="https://sagesteppe.github.io/BarnebyLives/data-sources.html" text:style-name="Internet_20_link" text:visited-style-name="Visited_20_Internet_20_Link">https://sagesteppe.github.io/BarnebyLives/data-sources.html</text:a><text:span text:style-name="T51"> </text:span></text:p>
      <text:p text:style-name="P49"/>
      <text:p text:style-name="P22"><text:line-break/><text:line-break/>Page 04:<text:line-break/>Line 60: "earths" should be "Earth's" since used in context as a possessive, proper name for the planet; not multiple soil types.</text:p>
      <text:p text:style-name="P2"/>
      <text:p text:style-name="P23"><text:span text:style-name="T10">Response: </text:span><text:span text:style-name="T3">Thank you. </text:span></text:p>
      <text:p text:style-name="P23"><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23"><text:span text:style-name="T10">Response: </text:span><text:span text:style-name="T4">Thank you, the first ‘and’ is omitted and the sentence now that reads more naturally.</text:span><text:span text:style-name="T36"> </text:span></text:p>
      <text:p text:style-name="P64"><text:line-break/><text:line-break/><text:span text:style-name="T37">Page 8:<text:line-break/>Line 147 to end: Seems like the authors are arguing for cross platform compatibility, but need to check if description of BL only covers use in a Linux environment.</text:span></text:p>
      <text:p text:style-name="P64"><text:span text:style-name="T37"/></text:p>
      <text:p text:style-name="P76"><text:span text:style-name="T80">This is a good point, at all instances of compatibility text read ‘Linux …’ but now they read ‘Mac, Linux, Windows (as applicable)’. </text:span></text:p>
      <text:p text:style-name="P76"/>
      <text:p text:style-name="P64"><text:span text:style-name="T63"><text:s/></text:span><text:line-break/><text:line-break/>Line 149: Not sure if sharing the author's opinion or the term 'finicky' is helpful. Perhaps specifying <text:soft-page-break/>that MS Mail Merge operations can involve a lot of time to get formatting and other settings adjusted to make satisfactory labels of something like that.</text:p>
      <text:p text:style-name="P4"/>
      <text:p text:style-name="P5"><text:span text:style-name="T10">Response: </text:span><text:span text:style-name="T5">Thank you, this has long been a problematic sentence. </text:span><text:span text:style-name="T24">It has been re-</text:span><text:span text:style-name="T25">writt</text:span><text:span text:style-name="T26">ten</text:span><text:span text:style-name="T24"> as</text:span><text:span text:style-name="T5"> “...can be </text:span><text:span text:style-name="T27">difficult</text:span><text:span text:style-name="T5"> to set up”</text:span><text:line-break/><text:line-break/>Line 160: If we are offering opinions, the Symbiota label formatting leaves something to be desired.</text:p>
      <text:p text:style-name="P5"/>
      <text:p text:style-name="P5"><text:span text:style-name="T10">Response: </text:span><text:span text:style-name="T6">I appreciate the reviewers comment and agree, however I think it is evident we both sit at different positions in the hierarchy and, </text:span><text:span text:style-name="T11">from </text:span><text:span text:style-name="T28">where I sit</text:span><text:span text:style-name="T11">,</text:span><text:span text:style-name="T6"> I cannot say what they can.</text:span><text:span text:style-name="T38"> </text:span><text:line-break/><text:line-break/>Page 11:<text:line-break/><text:span text:style-name="T76">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span></text:p>
      <text:p text:style-name="P5"/>
      <text:p text:style-name="P75">A reminder that these utilities are available on Mac, which appears to have around a 15% market share for ‘personal computers’ in the USA, and which anecdotally appears quite popular among systematists for their bioinformatics capabilities. <text:s/>WSL install on windows takes a handful of minutes, it’s essentially there it’s just not activated. </text:p>
      <text:p text:style-name="P75"/>
      <text:p text:style-name="P75">However, more to your point. </text:p>
      <text:p text:style-name="P75"/>
      <text:p text:style-name="P75"/>
      <text:p text:style-name="P5"><text:line-break/>Line 217: is pdfam a typo for pdfjam? And pdftek a typo for pdftk?</text:p>
      <text:p text:style-name="P5"/>
      <text:p text:style-name="P24"><text:span text:style-name="T64">Response: </text:span>Yes <text:span text:style-name="T64">it is.</text:span> <text:span text:style-name="T64">T</text:span>hank you for bringing this to our attention.</text:p>
      <text:p text:style-name="P12"><text:line-break/><text:span text:style-name="T76">Line 218: I don' think it's sufficient to 'suspect' other users can just figure this out (see note above). I'd prefer to read that it has actually be tested on WSL and what was the outcome.</text:span></text:p>
      <text:p text:style-name="P57"/>
      <text:p text:style-name="P61"><text:span text:style-name="T77">Response: Fair enough.. </text:span><text:line-break/><text:line-break/>Page 13:</text:p>
      <text:p text:style-name="P61"><text:line-break/><text:span text:style-name="T43">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span></text:p>
      <text:p text:style-name="P58"/>
      <text:p text:style-name="P67"><text:span text:style-name="T78">Response: This is an excellent point, and brings up a core hesitancy which I have had with providing ‘support’ for non-arid regions, but have not documented here or elsewhere. A persistent request from colleagues has been the incorporation of data on </text:span><text:span text:style-name="T79">a variety of attributes which change more rapidly than landforms such as</text:span><text:span text:style-name="T78"> vegetation structure, e.g. major forest type, land cover characteristics, wetland types, year since last wildfire etc. </text:span></text:p>
      <text:p text:style-name="P67"/>
      <text:p text:style-name="P71"><text:soft-page-break/><text:span text:style-name="T32">While this warrants a very long response, </text:span><text:span text:style-name="T29">I infer you gleaned that I worked as a landscape ecologist and have extensive experience in the use, development, or training </text:span><text:span text:style-name="T33">and verification</text:span><text:span text:style-name="T29"> of many of these data sets. <text:s/>In other words, I know the residuals as lived experiences not distances from </text:span><text:span text:style-name="T30">a modelled</text:span><text:span text:style-name="T29"> conditional response. <text:s/></text:span><text:span text:style-name="T31">Essentially, this is what lead to a very distinct choice to use only geomorphology, </text:span><text:span text:style-name="T32">geology, and administrative, </text:span><text:span text:style-name="T31">types attributes. </text:span><text:span text:style-name="T32">Essentially they are easy to map, and are slow to change. </text:span></text:p>
      <text:p text:style-name="P71"><text:span text:style-name="T32"/></text:p>
      <text:p text:style-name="P72"><text:span text:style-name="T32">M</text:span><text:span text:style-name="T2">y original, page response to this comment, has been moved out and will <text:s/>become a section on the githb pages, as spatial datasets which require annual refreshes should be supported – but may lead to non-museum quality work. </text:span></text:p>
      <text:p text:style-name="P68"><text:span text:style-name="T29"/></text:p>
      <text:p text:style-name="P69"><text:span text:style-name="T30"/></text:p>
      <text:p text:style-name="P62"><text:line-break/><text:line-break/><text:span text:style-name="T62">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60"/>
      <text:p text:style-name="P59"><text:span text:style-name="T49">Response: </text:span><text:span text:style-name="T44">Thank you for helping to clarify the language, we now use “will supply a warning message”</text:span><text:span text:style-name="T1"><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span></text:p>
      <text:p text:style-name="P5"/>
      <text:p text:style-name="P13"><text:span text:style-name="T12">Response: </text:span><text:span text:style-name="T6">Thank you, yes this has always been </text:span><text:span text:style-name="T13">a difficult</text:span><text:span text:style-name="T6"> sentence. </text:span><text:span text:style-name="T13">It now reads</text:span><text:span text:style-name="T6">: </text:span></text:p>
      <text:p text:style-name="P25"/>
      <text:p text:style-name="P14"><text:span text:style-name="T6">“The manual review process technically only has one optional function (after *coords2sf*), however given the importance of ensuring that coordinates are appropriately located for many of the modules in the software, we suggest all users perform it.”</text:span><text:span text:style-name="T39"> </text:span><text:line-break/><text:lin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p>
      <text:p text:style-name="P52"/>
      <text:p text:style-name="P15"><text:span text:style-name="T14">Response: Yes, the impetus for it’s existence came from the intersection of natural resources technicians, in particular those with less defined undergraduate preparation, with museums. <text:s/>Senior author has repeatedly emphasized the need for better addressing this audience as users; whereas first author tends to believe field workers are essentially </text:span><text:span text:style-name="T40">persona non grata</text:span><text:span text:style-name="T14"> in the literature. </text:span></text:p>
      <text:p text:style-name="P32"/>
      <text:p text:style-name="P33">Rather than discussing these details there, we have added the following to the discussion P1. </text:p>
      <text:p text:style-name="P33"/>
      <text:p text:style-name="P34">“While numerous tools have been developed for cleaning existing herbarium and museum records, few tools help to ensure that the data entered are accurate [@patten2024geographic]. We argue that the original collectors are the most qualified individuals to perform quality control checks and that BarnebyLives allows them to assume this responsibility in a relatively fast and streamlined format. </text:p>
      <text:p text:style-name="P40"><text:soft-page-break/>While BarnebyLives may be adopted by herbarium curators, its original use was for natural resource management employees (for example, US Forest Service, heritage programs, natural history surveys) and graduate students in ecology and conservation (e.g., performing inventory and community ecology work), and we expect it to be most widely used in this realm. </text:p>
      <text:p text:style-name="P53"><text:span text:style-name="T35">Beyond always having the data collected by BarnebyLives terminating in a label for a physical specimen, its utility may be extended to providing information for various biotic databases (e.g., heritage program databases) or modelling applications (e.g., modelling in community ecology) as a user sees fit. </text:span><text:span text:style-name="T2">By utilizing both R and LaTeX and having publicly available source code on Github, this program allows users immediate familiarity with the system for troubleshooting issues and implementing upgrades and modifications in project branches. “</text:span><text:span text:style-name="T1"><text:line-break/><text:line-break/>Line 283: "tidyverses" should be "tidyverse"</text:span></text:p>
      <text:p text:style-name="P6"/>
      <text:p text:style-name="P6"><text:span text:style-name="T15">Response: </text:span><text:span text:style-name="T7">Thank you, modified to read: “using the purrr package from the tidyverse.”</text:span><text:line-break/><text:line-break/>Line 284: consider changing "to tailor to" to "to customize for"<text:line-break/></text:p>
      <text:p text:style-name="P26"><text:span text:style-name="T65">Response: </text:span>Thank you, “require modifications to customize for institutions”</text:p>
      <text:p text:style-name="P6"><text:line-break/>Page 15:<text:line-break/>Line 287: "label_writer writes" add 's'</text:p>
      <text:p text:style-name="P6"/>
      <text:p text:style-name="P16"><text:span text:style-name="T16">Response: </text:span><text:span text:style-name="T7">Thank you for your attention to detail.</text:span><text:span text:style-name="T41"> </text:span><text:line-break/><text:line-break/>Lines 288-290: Awesome!</text:p>
      <text:p text:style-name="P16"/>
      <text:p text:style-name="P16"><text:span text:style-name="T17">Response: Thank you, and always eagerly awaiting more.</text:span><text:span text:style-name="T66"> </text:span><text:line-break/><text:line-break/>Line 295: "authors" should be "authors' " assuming you mean both authors and this is plural possessive<text:line-break/></text:p>
      <text:p text:style-name="P30"><text:span text:style-name="T66">Response: </text:span>Thank you, <text:s/>“of the first author's collections”</text:p>
      <text:p text:style-name="P7"><text:line-break/>Page 16:<text:line-break/>Line 317: not sure what is meant "on naming" do you mean preferred binomials? Please clarify.<text:line-break/></text:p>
      <text:p text:style-name="P41"><text:span text:style-name="T17">Response: </text:span><text:span text:style-name="T2">Thank you, “suggestions on family level nomenclature” has been added to avoid ambiguity.</text:span> </text:p>
      <text:p text:style-name="P7"><text:line-break/>Line 327: "flagged 2 records" add 's'</text:p>
      <text:p text:style-name="P7"/>
      <text:p text:style-name="P7"><text:span text:style-name="T17">Response: </text:span><text:span text:style-name="T8">Thank you, the correction has been made. </text:span><text:line-break/><text:line-break/>Page 17:<text:line-break/><text:soft-page-break/>Line 332-333: Last sentence is a fragment. "…where the order of the specific epithet and the genus name [what?]"</text:p>
      <text:p text:style-name="P7"/>
      <text:p text:style-name="P7"><text:span text:style-name="T18">Response: </text:span><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27"><text:span text:style-name="T67">Response: </text:span>Thank you catching this, sorry about it,. </text:p>
      <text:p text:style-name="P11"><text:line-break/><text:span text:style-name="T43">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p>
      <text:p text:style-name="P48"><text:span text:style-name="T18">Response: </text:span><text:span text:style-name="T2">Thank you for giving me the courage to fight my spell check. ‘autofill’ has been used.</text:span> </text:p>
      <text:p text:style-name="P11"><text:line-break/><text:span text:style-name="T43">Page 18:<text:line-break/>Lines 348-356: This paragraph obviates the commentary supplied for Figure 4 on page 26. Perhaps a suggestion that users wishing to customize their labels should familiarize themselves with the robust capabilities of LaTex.</text:span></text:p>
      <text:p text:style-name="P10"/>
      <text:p text:style-name="P54">Response: Thank you, although I am not sure I follow your comment completely. This paragraph has been modified to better reflect my intention to state that LaTeX out of the box works well, but minor alterations make it work fantastically. </text:p>
      <text:p text:style-name="P31"/>
      <text:p text:style-name="P31">“LaTeX, a software system used for typesetting, was developed to allow users to focus on the content rather than the style of the rendered documents. </text:p>
      <text:p text:style-name="P31">Indeed, using the default LaTeX settings along with standard templates allows users to produce aesthetically pleasing results (Figure 4). </text:p>
      <text:p text:style-name="P31">However, LaTeX also offers a rich suite of customizable parameters that offer users a wide variety of ways to modify labels that are under-explored in the package...”</text:p>
      <text:p text:style-name="P17"><text:line-break/><text:span text:style-name="T43">Line 357: I think you might want to reword this a bit. Scrap "Thematically" since you're talking about a geographic focal region. Maybe something like "Although the default geographic focal region of BL is WNA, the package supports the use of a 'domain'…"<text:line-break/><text:line-break/>Line 360: "topics in which more senior curators are interested,"</text:span></text:p>
      <text:p text:style-name="P50"/>
      <text:p text:style-name="P55"><text:span text:style-name="T44">Response: <text:s/></text:span><text:span text:style-name="T46">Thank you. </text:span><text:span text:style-name="T47">See below on an overhaul of this paragraph.</text:span><text:span text:style-name="T53"><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scene once we figured out how to measure Longitude accurately.</text:span><text:span text:style-name="T1"><text:line-break/><text:line-break/>Line 363: "on which it acquires information:"</text:span></text:p>
      <text:p text:style-name="P10"><text:soft-page-break/></text:p>
      <text:p text:style-name="P18"><text:span text:style-name="T22">Response: <text:s/></text:span><text:span text:style-name="T23">Thank you. </text:span><text:span text:style-name="T21">See below on an overhaul of this paragraph.</text:span><text:line-break/><text:line-break/>Line 364: should there be a comma after 'geology' and before 'have'? I'm not sure if it would read easier that way.</text:p>
      <text:p text:style-name="P8"/>
      <text:p text:style-name="P19"><text:span text:style-name="T22">Response: <text:s/></text:span><text:span text:style-name="T23">Thank you. </text:span><text:span text:style-name="T21">See below on an overhaul of this paragraph.</text:span><text:span text:style-name="T42"> </text:span><text:line-break/><text:line-break/>Line 365: "is warranted" add 'is'</text:p>
      <text:p text:style-name="P8"/>
      <text:p text:style-name="P20"><text:span text:style-name="T22">Response: <text:s/></text:span><text:span text:style-name="T23">Thank you. </text:span><text:span text:style-name="T21">See below on an overhaul of this paragraph.</text:span><text:line-break/><text:line-break/><text:span text:style-name="T43">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span></text:p>
      <text:p text:style-name="P51"/>
      <text:p text:style-name="P21"><text:span text:style-name="T45">Response: <text:s/></text:span><text:span text:style-name="T46">Thank you. </text:span><text:span text:style-name="T47">See below on an overhaul of this paragraph.</text:span><text:span text:style-name="T48"> </text:span><text:span text:style-name="T37"><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28"><text:span text:style-name="T68">Response: </text:span>Thank you for <text:span text:style-name="T71">the </text:span><text:span text:style-name="T73">handful </text:span><text:span text:style-name="T71"><text:s/></text:span><text:span text:style-name="T73">of previous</text:span><text:span text:style-name="T71"> suggestions. All </text:span><text:span text:style-name="T72">have been</text:span><text:span text:style-name="T71"> incorporated, </text:span><text:span text:style-name="T72">if the content they relate to are still present.</text:span><text:span text:style-name="T71"> </text:span><text:span text:style-name="T72">This paragraph is </text:span><text:span text:style-name="T74">now as follows</text:span><text:span text:style-name="T72">. </text:span></text:p>
      <text:p text:style-name="P28"/>
      <text:p text:style-name="P29">“BarnebyLives allows for the usage of 'domains' (i.e., custom geographic extents), which analysis is restricted to, allowing users to specify any portion of the United States for setting up their instance. </text:p>
      <text:p text:style-name="P29">However, many of the environmental and geographic variables that BarnebyLives collects information on are tailored to Western North America. <text:s/>Several of the variables that BarnebyLives collects and displays on labels relate to topics in which more senior Western curators are interested, that is, the administrative information on Township Section and Range (or 'TRS') or the agency administering public land, but are considered less valuable–or even unavailable or inapplicable–in other geographic regions. Environmental variables such as slope, aspect, and geology are prominent drivers of plant distributions in semi-arid environments and warrant inclusion on herbarium labels for specimens from Western environments, but curators may consider them superfluous for other environments. <text:s/>Accordingly, users may consider developing new functionality that either removes or supplements the default variables to better reflect regional needs.”</text:p>
      <text:p text:style-name="P29"/>
      <text:p text:style-name="P29"/>
      <text:p text:style-name="P10"><text:soft-page-break/><text:line-break/>Page 19:<text:line-break/>Line 376: "software packages"</text:p>
      <text:p text:style-name="P9"/>
      <text:p text:style-name="P10"><text:span text:style-name="T19">Response: </text:span><text:span text:style-name="T9">Thank you for helping to clarify this.</text:span><text:line-break/><text:line-break/><text:span text:style-name="T37">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text:span><text:span text:style-name="T43">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stack of other specimens.</text:span><text:line-break/></text:p>
      <text:p text:style-name="P28"><text:span text:style-name="T68">Reponse: </text:span>Thank you, another curator from a storied institution has noted this as well. This was an original design intention, creating something that felt timeless. Because I largely deal with sets a goal was to create a core label, <text:s/>allowing institutions to stamp sheets as they receive them, and somewhat incorporate them without them appearing out of line. </text:p>
      <text:p text:style-name="P28"/>
      <text:p text:style-name="P66">I have provided multiple, new, vignettes on github pages which detail some customization of of labels. </text:p>
      <text:p text:style-name="P66"/>
      <text:p text:style-name="P66">- <text:a xlink:type="simple" xlink:href="https://sagesteppe.github.io/BarnebyLives/articles/custom_label_templates.html" text:style-name="Internet_20_link" text:visited-style-name="Visited_20_Internet_20_Link">https://sagesteppe.github.io/BarnebyLives/articles/custom_label_templates.html</text:a></text:p>
      <text:p text:style-name="P66"><text:tab/>Loosely details how to modify the structure of labels. </text:p>
      <text:p text:style-name="P66"/>
      <text:p text:style-name="P66">- <text:a xlink:type="simple" xlink:href="https://sagesteppe.github.io/BarnebyLives/articles/custom_label_fonts.html" text:style-name="Internet_20_link" text:visited-style-name="Visited_20_Internet_20_Link">https://sagesteppe.github.io/BarnebyLives/articles/custom_label_fonts.html</text:a></text:p>
      <text:p text:style-name="P66"><text:tab/>Details how to use custom fonts for labels. </text:p>
      <text:p text:style-name="P66"/>
      <text:p text:style-name="P66">- <text:a xlink:type="simple" xlink:href="https://sagesteppe.github.io/BarnebyLives/articles/custom_label_logos_maps.html" text:style-name="Internet_20_link" text:visited-style-name="Visited_20_Internet_20_Link">https://sagesteppe.github.io/BarnebyLives/articles/custom_label_logos_maps.html</text:a></text:p>
      <text:p text:style-name="P66"><text:tab/>Details how to create dotmaps, an old shelved – but now restored functionality, and adding them to labels, and how to add institutional logos to labels. </text:p>
      <text:p text:style-name="P66"/>
      <text:p text:style-name="P66">Further the package now comes with a variety of templates for generating labels, <text:span text:style-name="T81">based on these exercises,</text:span> in a variety of styles, these include: ‘<text:span text:style-name="T81">modern’, ‘map’, ‘logos’, ‘research’, ‘SOS’ (Seeds of Success), and a new ‘default’. </text:span></text:p>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REVIEWER 2 ============================================================</text:p>
      <text:p text:style-name="P43"/>
      <text:p text:style-name="P44">Line 68: "museuomics" --&gt; "museomics", I think that the spelling museomics is more common.</text:p>
      <text:p text:style-name="P44"/>
      <text:p text:style-name="P73"><text:span text:style-name="T20">Response: </text:span><text:span text:style-name="T2">Thank you for catching this, ‘museomics’ is now used. </text:span><text:line-break/><text:line-break/><text:span text:style-name="T43">Line 84: "Only specimens have the ability to: provide samples of DNA, secondary metabolites, or proteins, material for measuring (micro-)morphological attributes (Borges et al., 2020), and seeds and</text:span><text:span text:style-name="T37"> </text:span><text:span text:style-name="T43">pollen". Is this true? I would rather think that fresh vegetative biological materials might even be required for most such studies. And that at least older herbarium specimens would not be suitable for many of these types of studies. Yes, I agree that "specimens remain the premier botanical data source into perpetuity", but not as the first choice for access to (high-quality) DNA, secondary metabolites etc.</text:span></text:p>
      <text:p text:style-name="P73"/>
      <text:p text:style-name="P73"><text:span text:style-name="T34">Response: I see your concern. I was referring to the difference between images and herbarium specimens. The sentence has been modified to clarify this. <text:line-break/></text:span><text:soft-page-break/><text:span text:style-name="T34"><text:line-break/>“Only specimens, not images, can provide samples of DNA, secondary metabolites, or proteins, material for measuring (micro-)morphological attributes [@borges2020schrodinger], and seeds or pollen. “</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44"/>
      <text:p text:style-name="P74"><text:span text:style-name="T20">Response: </text:span><text:span text:style-name="T2">We have simply removed ‘increasing’ which helps clarify the idea.</text:span> <text:line-break/><text:line-break/><text:span text:style-name="T37">Line 220: Most of the technical descriptions of the modules here might be more suitable to move to the vignettes to make the software paper briefer and more accessible for a reader just seeking a quick overview?</text:span></text:p>
      <text:p text:style-name="P74"><text:span text:style-name="T37"/></text:p>
      <text:p text:style-name="P74"><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38"><text:span text:style-name="T69">Response: </text:span>Thanks, I went back and forth and back and forth on including these details. I’ve added a log to the appendix for this. </text:p>
      <text:p text:style-name="P45"><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45"/>
      <text:p text:style-name="P37"><text:span text:style-name="T69">Response: </text:span>Thank you, yes that’s a great point, I’ve added this to the start of the results for people who may have skipped the methods because they are really just simply time trials. </text:p>
      <text:p text:style-name="P36"/>
      <text:p text:style-name="P46"><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p>
      <text:p text:style-name="P46"><text:line-break/>Some of the references are to reports or data sources, where I miss URLs or similar to assist the reader to locate such resources. See eg. line 405, 410, 419, 421, 442, 456, 458, 460, and 465.</text:p>
      <text:p text:style-name="P46"/>
      <text:p text:style-name="P39"><text:span text:style-name="T70">Response: </text:span>Thank <text:span text:style-name="T70">you</text:span> for making me dig my nose back in this. Most citations were unsatisfactory and I was tearing my hair out to do better. I am confident I have done as well as I can, given how some of these resources are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9-20T13:21:19.292827326</dc:date>
    <meta:editing-duration>PT7H21M39S</meta:editing-duration>
    <meta:editing-cycles>85</meta:editing-cycles>
    <meta:generator>LibreOffice/7.3.7.2$Linux_X86_64 LibreOffice_project/30$Build-2</meta:generator>
    <meta:document-statistic meta:table-count="0" meta:image-count="0" meta:object-count="0" meta:page-count="9" meta:paragraph-count="84" meta:word-count="3281" meta:character-count="20733" meta:non-whitespace-character-count="17411"/>
  </office:meta>
</office:document-meta>
</file>